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3.664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4.97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7" table:default-cell-style-name="Default"/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ce2" office:value-type="string">
            <text:p>Summary of El Paso Capacity Award</text:p>
          </table:table-cell>
          <table:table-cell table:number-columns-repeated="2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/>
          <table:table-cell table:style-name="ce1" office:value-type="string">
            <text:p>Offer No.</text:p>
          </table:table-cell>
          <table:table-cell table:style-name="ce1" office:value-type="string">
            <text:p>Mmbtu</text:p>
          </table:table-cell>
          <table:table-cell table:style-name="ce1" office:value-type="string">
            <text:p>Max Rate</text:p>
          </table:table-cell>
          <table:table-cell table:style-name="ce1" office:value-type="string">
            <text:p>DP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imary R P's.</text:p>
          </table:table-cell>
          <table:table-cell table:style-name="ce1" office:value-type="string">
            <text:p>Block</text:p>
          </table:table-cell>
          <table:table-cell table:style-name="ce1"/>
          <table:table-cell table:number-columns-repeated="247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/>
          <table:table-cell office:value-type="float" office:value="18789">
            <text:p>18789</text:p>
          </table:table-cell>
          <table:table-cell table:style-name="ce3" office:value-type="float" office:value="10795">
            <text:p>10,795</text:p>
          </table:table-cell>
          <table:table-cell table:formula="of:=10.93273/30.42" office:value-type="float" office:value="0.359392833662064">
            <text:p>0.3593928337</text:p>
          </table:table-cell>
          <table:table-cell office:value-type="string">
            <text:p>DPG&amp;ETOP</text:p>
          </table:table-cell>
          <table:table-cell office:value-type="string">
            <text:p>no</text:p>
          </table:table-cell>
          <table:table-cell office:value-type="string">
            <text:p>Anadarko/Permian</text:p>
          </table:table-cell>
          <table:table-cell office:value-type="string">
            <text:p>I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8790">
            <text:p>18790</text:p>
          </table:table-cell>
          <table:table-cell office:value-type="float" office:value="3975">
            <text:p>3,975</text:p>
          </table:table-cell>
          <table:table-cell table:formula="of:=10.93273/30.42" office:value-type="float" office:value="0.359392833662064">
            <text:p>0.3593928337</text:p>
          </table:table-cell>
          <table:table-cell office:value-type="string">
            <text:p>DSCALTOP</text:p>
          </table:table-cell>
          <table:table-cell office:value-type="string">
            <text:p>no</text:p>
          </table:table-cell>
          <table:table-cell office:value-type="string">
            <text:p>Anadarko/Permian</text:p>
          </table:table-cell>
          <table:table-cell office:value-type="string">
            <text:p>I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8791">
            <text:p>18791</text:p>
          </table:table-cell>
          <table:table-cell office:value-type="float" office:value="22836">
            <text:p>22,836</text:p>
          </table:table-cell>
          <table:table-cell table:formula="of:=10.93273/30.42" office:value-type="float" office:value="0.359392833662064">
            <text:p>0.3593928337</text:p>
          </table:table-cell>
          <table:table-cell office:value-type="string">
            <text:p>DSCALEHR</text:p>
          </table:table-cell>
          <table:table-cell office:value-type="string">
            <text:p>no</text:p>
          </table:table-cell>
          <table:table-cell office:value-type="string">
            <text:p>Anadarko/Permian</text:p>
          </table:table-cell>
          <table:table-cell office:value-type="string">
            <text:p>I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8793">
            <text:p>18793</text:p>
          </table:table-cell>
          <table:table-cell office:value-type="float" office:value="200000">
            <text:p>200,000</text:p>
          </table:table-cell>
          <table:table-cell table:formula="of:=10.93273/30.42" office:value-type="float" office:value="0.359392833662064">
            <text:p>0.3593928337</text:p>
          </table:table-cell>
          <table:table-cell office:value-type="string">
            <text:p>DPG&amp;ETOP</text:p>
          </table:table-cell>
          <table:table-cell office:value-type="string">
            <text:p>yes</text:p>
          </table:table-cell>
          <table:table-cell office:value-type="string">
            <text:p>SJ/Anadarko/Permian</text:p>
          </table:table-cell>
          <table:table-cell office:value-type="string">
            <text:p>II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18794">
            <text:p>18794</text:p>
          </table:table-cell>
          <table:table-cell table:style-name="ce5" office:value-type="float" office:value="16450">
            <text:p>16,450</text:p>
          </table:table-cell>
          <table:table-cell table:formula="of:=10.93273/30.42" office:value-type="float" office:value="0.359392833662064">
            <text:p>0.3593928337</text:p>
          </table:table-cell>
          <table:table-cell office:value-type="string">
            <text:p>DPG&amp;ETOP</text:p>
          </table:table-cell>
          <table:table-cell office:value-type="string">
            <text:p>no</text:p>
          </table:table-cell>
          <table:table-cell office:value-type="string">
            <text:p>SJ/Anadarko/Permian</text:p>
          </table:table-cell>
          <table:table-cell office:value-type="string">
            <text:p>III</text:p>
          </table:table-cell>
          <table:table-cell table:number-columns-repeated="248"/>
        </table:table-row>
        <table:table-row table:style-name="ro1">
          <table:table-cell table:number-columns-repeated="2"/>
          <table:table-cell table:formula="of:=SUM([.C8:.C12])" office:value-type="float" office:value="254056">
            <text:p>254,05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June 1, 2001 start</text:p>
          </table:table-cell>
          <table:table-cell table:number-columns-repeated="254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/>
          <table:table-cell table:style-name="ce2"/>
          <table:table-cell table:style-name="ce6"/>
          <table:table-cell table:style-name="ce2" table:number-columns-repeated="2"/>
          <table:table-cell table:number-columns-repeated="251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2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5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ler2</meta:initial-creator>
    <meta:creation-date>2001-01-22T23:29:25</meta:creation-date>
    <dc:creator>smiller2</dc:creator>
    <meta:print-date>2001-01-23T06:23:39</meta:print-date>
    <meta:document-statistic meta:table-count="3" meta:cell-count="45" meta:object-count="0"/>
    <meta:generator>OpenOffice/4.1.6$Win32 OpenOffice.org_project/416m1$Build-9790</meta:generator>
  </office:meta>
</office:document-meta>
</file>